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getNeedLineBrea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RowSpan( String row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ColSpan( int col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TD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Axis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Axes( String id_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RowSpan( int row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Abbr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ColSpan( String col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D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NoWrap( boolean wr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D.TD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TD( boolean 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Backgroun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